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crud operation with api backend connected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crud operation with api backend connected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crud operation with api backend connected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crud operation with api backend connected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crud operation with api backend connected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crud operation with api backend connected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crud operation with api backend connected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crud operation with api backend connected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angular</text:p>
          </table:table-cell>
          <table:table-cell table:style-name="ce44" office:value-type="string" calcext:value-type="string">
            <text:p>crud operation with api backend connected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00M00S" calcext:value-type="time">
            <text:p>19:0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18:56:40.215172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7-20T18:57:47.060506018</dc:date>
    <meta:editing-cycles>126</meta:editing-cycles>
    <meta:editing-duration>PT7H7M27S</meta:editing-duration>
    <meta:generator>LibreOffice/6.4.7.2$Linux_X86_64 LibreOffice_project/40$Build-2</meta:generator>
    <meta:document-statistic meta:table-count="1" meta:cell-count="40" meta:object-count="0"/>
  </office:meta>
</office:document-meta>
</file>